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application/x-openoffice-wmf;windows_formatname=&quot;Image WMF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6.64cm" draw:visible-area-height="14.289cm" draw:ole-draw-aspect="1"/>
    </style:style>
    <style:style style:name="gr2" style:family="graphic" style:parent-style-name="standard">
      <style:graphic-properties draw:visible-area-left="0cm" draw:visible-area-top="0cm" draw:visible-area-width="5.398cm" draw:visible-area-height="6.296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3.335cm" svg:height="11.448cm" svg:x="2.5cm" svg:y="1.052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356cm" svg:height="5.08cm" svg:x="6.744cm" svg:y="3.6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17:05.01</dc:date>
    <meta:editing-duration>PT1M20S</meta:editing-duration>
    <meta:editing-cycles>1</meta:editing-cycles>
    <meta:document-statistic meta:object-count="2"/>
    <meta:generator>OpenOffice.org/3.3$Win32 OpenOffice.org_project/330m20$Build-9567</meta:generator>
  </office:meta>
</office:document-meta>
</file>